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20.761cm" fo:margin-left="-1.877cm" table:align="left"/>
    </style:style>
    <style:style style:name="Tableau1.A" style:family="table-column">
      <style:table-column-properties style:column-width="3.104cm"/>
    </style:style>
    <style:style style:name="Tableau1.B" style:family="table-column">
      <style:table-column-properties style:column-width="7.602cm"/>
    </style:style>
    <style:style style:name="Tableau1.C" style:family="table-column">
      <style:table-column-properties style:column-width="10.054cm"/>
    </style:style>
    <style:style style:name="Tableau1.A1" style:family="table-cell">
      <style:table-cell-properties fo:padding="0.097cm" fo:border-left="0.5pt solid #000000" fo:border-right="none" fo:border-top="0.5pt solid #000000" fo:border-bottom="none"/>
    </style:style>
    <style:style style:name="Tableau1.C1" style:family="table-cell">
      <style:table-cell-properties fo:padding="0.097cm" fo:border-left="0.5pt solid #000000" fo:border-right="0.5pt solid #000000" fo:border-top="0.5pt solid #000000" fo:border-bottom="none"/>
    </style:style>
    <style:style style:name="Tableau1.A2" style:family="table-cell">
      <style:table-cell-properties fo:padding="0.097cm" fo:border-left="0.5pt solid #000000" fo:border-right="none" fo:border-top="none" fo:border-bottom="none"/>
    </style:style>
    <style:style style:name="Tableau1.C2" style:family="table-cell">
      <style:table-cell-properties fo:padding="0.097cm" fo:border-left="0.5pt solid #000000" fo:border-right="0.5pt solid #000000" fo:border-top="none" fo:border-bottom="none"/>
    </style:style>
    <style:style style:name="Tableau1.3" style:family="table-row">
      <style:table-row-properties style:min-row-height="2.205cm"/>
    </style:style>
    <style:style style:name="Tableau1.A7" style:family="table-cell">
      <style:table-cell-properties fo:padding="0.097cm" fo:border-left="0.5pt solid #000000" fo:border-right="none" fo:border-top="none" fo:border-bottom="0.5pt solid #000000"/>
    </style:style>
    <style:style style:name="Tableau1.C7"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Arial" officeooo:rsid="0005c2f7" officeooo:paragraph-rsid="0005c2f7"/>
    </style:style>
    <style:style style:name="P2" style:family="paragraph" style:parent-style-name="Table_20_Contents">
      <style:paragraph-properties fo:text-align="start" style:justify-single-word="false"/>
      <style:text-properties style:font-name="Arial" fo:font-size="12pt" officeooo:rsid="000bdb9f" officeooo:paragraph-rsid="000bdb9f" style:font-size-asian="12pt" style:font-size-complex="12pt"/>
    </style:style>
    <style:style style:name="P3" style:family="paragraph" style:parent-style-name="Table_20_Contents">
      <style:paragraph-properties fo:text-align="start" style:justify-single-word="false"/>
      <style:text-properties style:font-name="Arial" fo:font-size="12pt" officeooo:rsid="000c0f33" officeooo:paragraph-rsid="000c0f33" style:font-size-asian="12pt" style:font-size-complex="12pt"/>
    </style:style>
    <style:style style:name="P4" style:family="paragraph" style:parent-style-name="Table_20_Contents">
      <style:paragraph-properties fo:text-align="start" style:justify-single-word="false"/>
      <style:text-properties style:font-name="Arial" fo:font-size="12pt" officeooo:rsid="001264f0" officeooo:paragraph-rsid="001264f0" style:font-size-asian="12pt" style:font-size-complex="12pt"/>
    </style:style>
    <style:style style:name="P5" style:family="paragraph" style:parent-style-name="Table_20_Contents">
      <style:paragraph-properties fo:text-align="start" style:justify-single-word="false"/>
      <style:text-properties style:font-name="Arial" fo:font-size="12pt" officeooo:rsid="0012faff" officeooo:paragraph-rsid="0012faff" style:font-size-asian="12pt" style:font-size-complex="12pt"/>
    </style:style>
    <style:style style:name="P6" style:family="paragraph" style:parent-style-name="Table_20_Contents">
      <style:paragraph-properties fo:text-align="start" style:justify-single-word="false"/>
      <style:text-properties style:font-name="Arial" fo:font-size="12pt" officeooo:rsid="001630cf" officeooo:paragraph-rsid="001630cf" style:font-size-asian="12pt" style:font-size-complex="12pt"/>
    </style:style>
    <style:style style:name="P7" style:family="paragraph" style:parent-style-name="Table_20_Contents">
      <style:paragraph-properties fo:text-align="start" style:justify-single-word="false"/>
      <style:text-properties style:font-name="Arial" fo:font-size="12pt" officeooo:rsid="0017b713" officeooo:paragraph-rsid="0017b713" style:font-size-asian="12pt" style:font-size-complex="12pt"/>
    </style:style>
    <style:style style:name="P8" style:family="paragraph" style:parent-style-name="Table_20_Contents">
      <style:paragraph-properties fo:text-align="start" style:justify-single-word="false"/>
      <style:text-properties style:font-name="Arial" fo:font-size="12pt" officeooo:rsid="0018f623" officeooo:paragraph-rsid="0018f623" style:font-size-asian="12pt" style:font-size-complex="12pt"/>
    </style:style>
    <style:style style:name="P9" style:family="paragraph" style:parent-style-name="Table_20_Contents">
      <style:paragraph-properties fo:text-align="start" style:justify-single-word="false"/>
      <style:text-properties style:font-name="Arial" fo:font-size="12pt" officeooo:rsid="001a3664" officeooo:paragraph-rsid="001a3664" style:font-size-asian="12pt" style:font-size-complex="12pt"/>
    </style:style>
    <style:style style:name="P10" style:family="paragraph" style:parent-style-name="Table_20_Contents">
      <style:paragraph-properties fo:text-align="start" style:justify-single-word="false"/>
      <style:text-properties style:font-name="Arial" fo:font-size="12pt" officeooo:rsid="001bc455" officeooo:paragraph-rsid="001bc455" style:font-size-asian="12pt" style:font-size-complex="12pt"/>
    </style:style>
    <style:style style:name="P11" style:family="paragraph" style:parent-style-name="Table_20_Contents">
      <style:paragraph-properties fo:text-align="start" style:justify-single-word="false"/>
      <style:text-properties style:font-name="Arial" fo:font-size="12pt" officeooo:rsid="001dac4b" officeooo:paragraph-rsid="001dac4b" style:font-size-asian="12pt" style:font-size-complex="12pt"/>
    </style:style>
    <style:style style:name="P12" style:family="paragraph" style:parent-style-name="Table_20_Contents">
      <style:paragraph-properties fo:text-align="start" style:justify-single-word="false"/>
      <style:text-properties style:font-name="Arial" fo:font-size="12pt" officeooo:rsid="001e9e5e" officeooo:paragraph-rsid="001e9e5e" style:font-size-asian="12pt" style:font-size-complex="12pt"/>
    </style:style>
    <style:style style:name="P13" style:family="paragraph" style:parent-style-name="Table_20_Contents">
      <style:paragraph-properties fo:text-align="start" style:justify-single-word="false"/>
      <style:text-properties style:font-name="Arial" fo:font-size="12pt" officeooo:rsid="00203007" officeooo:paragraph-rsid="00203007"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20b01e" officeooo:paragraph-rsid="0020b01e"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21f74f" officeooo:paragraph-rsid="0021f74f"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229e24" officeooo:paragraph-rsid="00229e24"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235837" officeooo:paragraph-rsid="00235837" style:font-size-asian="12pt" style:font-size-complex="12pt"/>
    </style:style>
    <style:style style:name="P18" style:family="paragraph" style:parent-style-name="Standard">
      <style:paragraph-properties fo:text-align="start" style:justify-single-word="false"/>
      <style:text-properties fo:color="#000000" loext:opacity="100%" style:font-name="Arial" officeooo:rsid="0005c2f7" officeooo:paragraph-rsid="0005c2f7"/>
    </style:style>
    <style:style style:name="P19" style:family="paragraph" style:parent-style-name="Standard">
      <style:paragraph-properties fo:text-align="start" style:justify-single-word="false"/>
      <style:text-properties fo:color="#000000" loext:opacity="100%" style:font-name="Arial" fo:font-size="12pt" style:text-underline-style="none" officeooo:rsid="0005c2f7" officeooo:paragraph-rsid="0005c2f7" style:font-size-asian="12pt" style:font-size-complex="12pt"/>
    </style:style>
    <style:style style:name="P20" style:family="paragraph" style:parent-style-name="Standard">
      <style:paragraph-properties fo:text-align="start" style:justify-single-word="false"/>
      <style:text-properties fo:color="#000000" loext:opacity="100%" style:font-name="Arial" fo:font-size="12pt" style:text-underline-style="none" officeooo:rsid="000805ae" officeooo:paragraph-rsid="000805ae" style:font-size-asian="12pt" style:font-size-complex="12pt"/>
    </style:style>
    <style:style style:name="P21" style:family="paragraph" style:parent-style-name="Standard">
      <style:paragraph-properties fo:text-align="start" style:justify-single-word="false"/>
      <style:text-properties fo:color="#000000" loext:opacity="100%" style:font-name="Arial" fo:font-size="12pt" style:text-underline-style="none" officeooo:rsid="000a7e44" officeooo:paragraph-rsid="000a7e44" style:font-size-asian="12pt" style:font-size-complex="12pt"/>
    </style:style>
    <style:style style:name="P22" style:family="paragraph" style:parent-style-name="Standard">
      <style:paragraph-properties fo:text-align="start" style:justify-single-word="false"/>
      <style:text-properties fo:color="#000000" loext:opacity="100%" style:font-name="Arial" fo:font-size="12pt" style:text-underline-style="none" officeooo:rsid="000b8e70" officeooo:paragraph-rsid="000b8e70" style:font-size-asian="12pt" style:font-size-complex="12pt"/>
    </style:style>
    <style:style style:name="P23" style:family="paragraph" style:parent-style-name="Standard">
      <style:paragraph-properties fo:text-align="start" style:justify-single-word="false"/>
      <style:text-properties fo:color="#000000" loext:opacity="100%" style:font-name="Arial" fo:font-size="12pt" style:text-underline-style="none" officeooo:rsid="00235837" officeooo:paragraph-rsid="00235837" style:font-size-asian="12pt" style:font-size-complex="12pt"/>
    </style:style>
    <style:style style:name="P24" style:family="paragraph" style:parent-style-name="Standard">
      <style:paragraph-properties fo:text-align="start" style:justify-single-word="false"/>
      <style:text-properties fo:color="#000000" loext:opacity="100%" style:font-name="Arial" fo:font-size="12pt" style:text-underline-style="none" officeooo:rsid="002539a9" officeooo:paragraph-rsid="002539a9" style:font-size-asian="12pt" style:font-size-complex="12pt"/>
    </style:style>
    <style:style style:name="P25" style:family="paragraph" style:parent-style-name="Standard">
      <style:paragraph-properties fo:text-align="start" style:justify-single-word="false"/>
      <style:text-properties fo:color="#000000" loext:opacity="100%" style:font-name="Arial" fo:font-size="12pt" style:text-underline-style="none" officeooo:rsid="0005c2f7" officeooo:paragraph-rsid="000805ae" style:font-size-asian="10.5pt" style:font-size-complex="12pt"/>
    </style:style>
    <style:style style:name="P26" style:family="paragraph" style:parent-style-name="Standard">
      <style:paragraph-properties fo:text-align="start" style:justify-single-word="false"/>
      <style:text-properties fo:color="#c9211e" loext:opacity="100%" style:font-name="Arial" fo:font-size="13pt" style:text-underline-style="solid" style:text-underline-width="auto" style:text-underline-color="font-color" officeooo:rsid="0005c2f7" officeooo:paragraph-rsid="0005c2f7" style:font-size-asian="13pt" style:font-size-complex="13pt"/>
    </style:style>
    <style:style style:name="P27" style:family="paragraph" style:parent-style-name="Standard">
      <style:paragraph-properties fo:text-align="start" style:justify-single-word="false"/>
      <style:text-properties fo:color="#c9211e" loext:opacity="100%" style:font-name="Arial" fo:font-size="13pt" style:text-underline-style="solid" style:text-underline-width="auto" style:text-underline-color="font-color" officeooo:rsid="0005c2f7" officeooo:paragraph-rsid="000805ae" style:font-size-asian="13pt" style:font-size-complex="13pt"/>
    </style:style>
    <style:style style:name="T1" style:family="text">
      <style:text-properties fo:color="#c9211e" loext:opacity="100%" fo:font-size="14pt" style:text-underline-style="solid" style:text-underline-width="auto" style:text-underline-color="font-color" fo:font-weight="bold" style:font-size-asian="14pt" style:font-weight-asian="bold" style:font-size-complex="14pt" style:font-weight-complex="bold"/>
    </style:style>
    <style:style style:name="T2" style:family="text">
      <style:text-properties officeooo:rsid="00070fa9"/>
    </style:style>
    <style:style style:name="T3" style:family="text">
      <style:text-properties officeooo:rsid="000805ae"/>
    </style:style>
    <style:style style:name="T4" style:family="text">
      <style:text-properties style:text-position="super 58%"/>
    </style:style>
    <style:style style:name="T5" style:family="text">
      <style:text-properties officeooo:rsid="00099da2"/>
    </style:style>
    <style:style style:name="T6" style:family="text">
      <style:text-properties officeooo:rsid="000b8e70"/>
    </style:style>
    <style:style style:name="T7" style:family="text">
      <style:text-properties officeooo:rsid="000c0f33"/>
    </style:style>
    <style:style style:name="T8" style:family="text">
      <style:text-properties officeooo:rsid="000de5f2"/>
    </style:style>
    <style:style style:name="T9" style:family="text">
      <style:text-properties officeooo:rsid="000f694a"/>
    </style:style>
    <style:style style:name="T10" style:family="text">
      <style:text-properties officeooo:rsid="0010f9b5"/>
    </style:style>
    <style:style style:name="T11" style:family="text">
      <style:text-properties officeooo:rsid="001264f0"/>
    </style:style>
    <style:style style:name="T12" style:family="text">
      <style:text-properties officeooo:rsid="00128167"/>
    </style:style>
    <style:style style:name="T13" style:family="text">
      <style:text-properties officeooo:rsid="0017b713"/>
    </style:style>
    <style:style style:name="T14" style:family="text">
      <style:text-properties officeooo:rsid="0018bddd"/>
    </style:style>
    <style:style style:name="T15" style:family="text">
      <style:text-properties officeooo:rsid="001a3664"/>
    </style:style>
    <style:style style:name="T16" style:family="text">
      <style:text-properties officeooo:rsid="001a38bd"/>
    </style:style>
    <style:style style:name="T17" style:family="text">
      <style:text-properties officeooo:rsid="001bc455"/>
    </style:style>
    <style:style style:name="T18" style:family="text">
      <style:text-properties officeooo:rsid="001be003"/>
    </style:style>
    <style:style style:name="T19" style:family="text">
      <style:text-properties officeooo:rsid="001e9e5e"/>
    </style:style>
    <style:style style:name="T20" style:family="text">
      <style:text-properties officeooo:rsid="00218959"/>
    </style:style>
    <style:style style:name="T21" style:family="text">
      <style:text-properties officeooo:rsid="0021f74f"/>
    </style:style>
    <style:style style:name="T22" style:family="text">
      <style:text-properties officeooo:rsid="00235837"/>
    </style:style>
    <style:style style:name="T23" style:family="text">
      <style:text-properties officeooo:rsid="002539a9"/>
    </style:style>
    <style:style style:name="T24" style:family="text">
      <style:text-properties officeooo:rsid="0026e191"/>
    </style:style>
    <style:style style:name="T25" style:family="text">
      <style:text-properties officeooo:rsid="0028ff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Fiche de lecture Manon Lescaut</text:span> </text:p>
      <text:p text:style-name="P1"/>
      <text:p text:style-name="P18"/>
      <text:p text:style-name="P26">Contexte historique :</text:p>
      <text:p text:style-name="P26"/>
      <text:p text:style-name="P26"/>
      <text:p text:style-name="P19">En 1731, sous l’influence de sa maîtresse Louis XIV va devenir de lus en plus croyant et rigoriste. <text:span text:style-name="T2">Après Louis XIV, le régent arrive et toutes les interdictions du défunt rois sont révoqués et cela devient une époque de plaisir. </text:span><text:span text:style-name="T3">L’esprit classique à une grande importance dans Manon </text:span><text:span text:style-name="T25">L</text:span><text:span text:style-name="T3">escaut avec les lumières.</text:span></text:p>
      <text:p text:style-name="P19"/>
      <text:p text:style-name="P19"/>
      <text:p text:style-name="P27">Contexte <text:span text:style-name="T3">littéraire</text:span> :</text:p>
      <text:p text:style-name="P27"/>
      <text:p text:style-name="P20">Les personnages révoltés sont une nouveauté du 18<text:span text:style-name="T4">e</text:span> siècle. <text:span text:style-name="T5">Ils veulent un bonheur individuel. Manon Lescaut n’existe pas, le vrai titre est les histoires du chevalier Des Grieux et de Manon Lescaut.</text:span></text:p>
      <text:p text:style-name="P20"/>
      <text:p text:style-name="P20"/>
      <text:p text:style-name="P21">Lecture linéaire 1 :</text:p>
      <text:p text:style-name="P21"/>
      <text:p text:style-name="P21">Introduction :</text:p>
      <text:p text:style-name="P21"/>
      <text:p text:style-name="P21">Constituant le 7<text:span text:style-name="T4">e</text:span> et dernier tome des mémoires et aventure des mémoires et aventures d’un homme de qualité MN est un roman de l’Abbé Prévost diffusé en 1731. Renoncourt l’homme de qualité et narrateur du récit cadre vient de céder la parole <text:span text:style-name="T6">au narrateur du récit <text:s/>encadré, le chevalier DG qui après s’être rapidement présenté entre dans le vif du sujet et raconte sa rencontre romanesque avec une jeune fille de 15 ans MN dont il tombe aussi tôt fou amoureux. </text:span></text:p>
      <text:p text:style-name="P21"/>
      <text:p text:style-name="P22">Comment se texte joue-t-il avec le topos romanesque de la rencontre amoureuse ?</text:p>
      <text:p text:style-name="P22"/>
      <text:p text:style-name="P22">Ligne 1 à 5 : Les circonstances de la rencontre </text:p>
      <text:p text:style-name="P22">Ligne 5 à 10 : Le coup de foudre</text:p>
      <text:p text:style-name="P22">Deuxième paragraphe : une rencontre fatale</text:p>
      <text:p text:style-name="P22"/>
      <text:p text:style-name="P22"/>
      <text:p text:style-name="P21"><text:s/></text:p>
      <table:table table:name="Tableau1" table:style-name="Tableau1">
        <table:table-column table:style-name="Tableau1.A"/>
        <table:table-column table:style-name="Tableau1.B"/>
        <table:table-column table:style-name="Tableau1.C"/>
        <table:table-row table:style-name="TableLine2025717574800">
          <table:table-cell table:style-name="Tableau1.A1" office:value-type="string">
            <text:p text:style-name="P2">Phrase 1</text:p>
          </table:table-cell>
          <table:table-cell table:style-name="Tableau1.A1" office:value-type="string">
            <text:p text:style-name="P2">Focalisation interne par je. Toutes les scènes sont vus par Des Grieux.</text:p>
            <text:p text:style-name="P2"/>
          </table:table-cell>
          <table:table-cell table:style-name="Tableau1.C1" office:value-type="string">
            <text:p text:style-name="P2">Subjectivité totale de l’œuvre. <text:s/>Récit rétrospectif. DG va aller chercher dans ses souvenirs. DG va commenter son passé.</text:p>
          </table:table-cell>
        </table:table-row>
        <table:table-row table:style-name="TableLine2025717593232">
          <table:table-cell table:style-name="Tableau1.A2" office:value-type="string">
            <text:p text:style-name="P2"/>
            <text:p text:style-name="P2">Phrase 2 </text:p>
          </table:table-cell>
          <table:table-cell table:style-name="Tableau1.A2" office:value-type="string">
            <text:p text:style-name="P2"/>
            <text:p text:style-name="P2">Il introduit un commentaire <text:span text:style-name="T7">venant de lui</text:span>.</text:p>
            <text:p text:style-name="P3">Conditionnel passé. </text:p>
            <text:p text:style-name="P4">Départ et chiasme à marquage temporelle.</text:p>
          </table:table-cell>
          <table:table-cell table:style-name="Tableau1.C2" office:value-type="string">
            <text:p text:style-name="P2"/>
            <text:p text:style-name="P2">Le texte n’est pas neutre, il rajoute du degrés. <text:span text:style-name="T7">Tournure particulière. </text:span><text:span text:style-name="T8">DG a perdu son innocence par sa rencontre avec MN. Fin du bonheur. Le Père a une connotation religieuse. </text:span><text:span text:style-name="T9">Allégorie d’Adam et Eve. </text:span><text:span text:style-name="T10">Le hasard du temps à fait les choses </text:span><text:span text:style-name="T11">et à une grande place </text:span><text:span text:style-name="T12">(arrivée du coche, promenade...)</text:span><text:span text:style-name="T10">. </text:span><text:span text:style-name="T11">Le père fait référence à dieux. Le texte explique comment il a perdu son innocence.</text:span></text:p>
            <text:p text:style-name="P5">Dimension tragique du texte et de la destinée.</text:p>
          </table:table-cell>
        </table:table-row>
        <text:soft-page-break/>
        <table:table-row table:style-name="Tableau1.3">
          <table:table-cell table:style-name="Tableau1.A2" office:value-type="string">
            <text:p text:style-name="P6">Phrase <text:span text:style-name="T13">3</text:span></text:p>
          </table:table-cell>
          <table:table-cell table:style-name="Tableau1.A2" office:value-type="string">
            <text:p text:style-name="P6">Vocabulaire temporelle (la veille) et spatiale (Arras, Amiens).</text:p>
            <text:p text:style-name="P7">Cadre urbain, scène de rue, banalité.</text:p>
            <text:p text:style-name="P8">Passé simple (suivime)</text:p>
          </table:table-cell>
          <table:table-cell table:style-name="Tableau1.C2" office:value-type="string">
            <text:p text:style-name="P6">Les indications donnent du réalisme au texte. <text:span text:style-name="T14">Un événement va surgir de la banalité, un événement extraordinaire. Hasard du destin.</text:span></text:p>
            <text:p text:style-name="P8">Un premier événement surgit. Les deux personnages sont passifs avec une position de témoin et d’observateur.</text:p>
          </table:table-cell>
        </table:table-row>
        <table:table-row table:style-name="Tableau1.3">
          <table:table-cell table:style-name="Tableau1.A2" office:value-type="string">
            <text:p text:style-name="P6"/>
            <text:p text:style-name="P8">Phrase 4 et 5</text:p>
          </table:table-cell>
          <table:table-cell table:style-name="Tableau1.A2" office:value-type="string">
            <text:p text:style-name="P6"/>
            <text:p text:style-name="P8">Négation restrictive</text:p>
            <text:p text:style-name="P8">Le Nous </text:p>
            <text:p text:style-name="P9">Système d’opposition <text:span text:style-name="T16">et antithèse entre MN et le groupe de femmes :</text:span></text:p>
            <text:p text:style-name="P9">- <text:span text:style-name="T17">Elle est seule</text:span></text:p>
            <text:p text:style-name="P10">- Elle s’arrête dans la cours</text:p>
            <text:p text:style-name="P10">- Elle est jeune</text:p>
          </table:table-cell>
          <table:table-cell table:style-name="Tableau1.C2" office:value-type="string">
            <text:p text:style-name="P6"/>
            <text:p text:style-name="P8">Il n’avait pas d’objectif et d’intention. Le Nous apporte une caution morale. <text:span text:style-name="T15">Manon est seule, cela exprime la singularité et la marginalité MN. </text:span><text:span text:style-name="T18">MN est mis en valeur et le texte est construit comme un texte théâtrale pour mette MN en valeur.</text:span></text:p>
            <text:p text:style-name="P8"/>
          </table:table-cell>
        </table:table-row>
        <table:table-row table:style-name="Tableau1.3">
          <table:table-cell table:style-name="Tableau1.A2" office:value-type="string">
            <text:p text:style-name="P6"/>
            <text:p text:style-name="P11">Phrase 6</text:p>
          </table:table-cell>
          <table:table-cell table:style-name="Tableau1.A2" office:value-type="string">
            <text:p text:style-name="P6"/>
            <text:p text:style-name="P11">Gradation <text:span text:style-name="T19">sur le physique puis l’intellectuelle. </text:span></text:p>
            <text:p text:style-name="P12">Euphémisme sur sa virginité.</text:p>
            <text:p text:style-name="P13">Pas é simple + hyperbole + métaphore = coup de foudre</text:p>
          </table:table-cell>
          <table:table-cell table:style-name="Tableau1.C2" office:value-type="string">
            <text:p text:style-name="P6"/>
            <text:p text:style-name="P11">DG s’intéresse déjà à MN. <text:span text:style-name="T19">Il n’est plus témoin de la scène, il est dans l’action intellectuelle. </text:span></text:p>
            <text:p text:style-name="P12">MN a pris possession de DG. On est dans le merveilleux. Malgré qu’il était prévenu de tous ça il ne pouvait rien y faire. Il est dans l’innocence.</text:p>
            <text:p text:style-name="P13">Même lui qui a succombé, personne n’aurait pu résister.</text:p>
            <text:p text:style-name="P13">Brutalité de l’événement. Grâce à l’amour il devient savant.</text:p>
            <text:p text:style-name="P14">Il est envoûté et privée de volonté. Il est sous la domination de MN.</text:p>
          </table:table-cell>
        </table:table-row>
        <table:table-row table:style-name="Tableau1.3">
          <table:table-cell table:style-name="Tableau1.A2" office:value-type="string">
            <text:p text:style-name="P6"/>
            <text:p text:style-name="P14">Phrase 7</text:p>
          </table:table-cell>
          <table:table-cell table:style-name="Tableau1.A2" office:value-type="string">
            <text:p text:style-name="P6"/>
            <text:p text:style-name="P14">Discours narrativisé.</text:p>
            <text:p text:style-name="P14">3 propositions interrogatives indirectes.</text:p>
            <text:p text:style-name="P14">Commentaire du narrateur.</text:p>
          </table:table-cell>
          <table:table-cell table:style-name="Tableau1.C2" office:value-type="string">
            <text:p text:style-name="P6"/>
            <text:p text:style-name="P14">Il est hypnotisé par MN. Les paroles de MN sont rapportés par le narrateur. <text:span text:style-name="T20">MN est soumis à un ordre patriarcale. </text:span><text:span text:style-name="T21">Construction d’un portrait ambivalent.</text:span></text:p>
          </table:table-cell>
        </table:table-row>
        <table:table-row table:style-name="Tableau1.3">
          <table:table-cell table:style-name="Tableau1.A7" office:value-type="string">
            <text:p text:style-name="P6"/>
            <text:p text:style-name="P15">Phrase 8</text:p>
          </table:table-cell>
          <table:table-cell table:style-name="Tableau1.A7" office:value-type="string">
            <text:p text:style-name="P16"/>
            <text:p text:style-name="P16">Euphémisme</text:p>
            <text:p text:style-name="P17">Prolépse </text:p>
          </table:table-cell>
          <table:table-cell table:style-name="Tableau1.C7" office:value-type="string">
            <text:p text:style-name="P6"/>
            <text:p text:style-name="P16">MN ne choisit pas son destin et mais elle reste dans la marginalité. DG donne à voir le penchant au plaisir de MN (tous les plaisirs). <text:span text:style-name="T22">Le penchant au plaisir est une maladie. DG juge MN.</text:span></text:p>
            <text:p text:style-name="P17">Il se projette dans la suite du roman. Exhibition de la tristesse et de son malheur perpétuelle. Dimension tragique.</text:p>
          </table:table-cell>
        </table:table-row>
      </table:table>
      <text:p text:style-name="P21"/>
      <text:p text:style-name="P20"/>
      <text:p text:style-name="P23">Conclusion :</text:p>
      <text:p text:style-name="P23"/>
      <text:p text:style-name="P23">Scène inaugurale et programmatique puisqu’elle annonce la suite de l’histoire. La rencontre de MN et DG raconté par ce derniers est marqué par le tragique et l’énonciation. DG porte plutôt un regard indulgent sur lui même et tant à se présenter comme une victime de la fatalité. La vision donné de MN en revanche est assez ambigu. La tradition romanesque de la scène de rencontre est ici renouvelée. Elle se déroule dans un cadre banal les rôles sont inversés <text:span text:style-name="T23">et la dimension sensuelle de l’amour y est évoqué : DG éprouve bien une attirance physique irrépressible pour MN.</text:span></text:p>
      <text:p text:style-name="P24"><text:soft-page-break/>Ouverture :</text:p>
      <text:p text:style-name="P24"/>
      <text:p text:style-name="P24">Avec MN, apparaît dans la littérature française un nouveau type d’héroine dont le pouvoir de séduction est détaché du prestige sociale et de la perfection morale. <text:span text:style-name="T24">Nait ici un le mythe de la femme fatale irrxésistible qu’on retrouvera dans tous les arts jusqu’au cinéma.</text:span></text:p>
      <text:p text:style-name="P20"/>
      <text:p text:style-name="P25"/>
      <text:p text:style-name="P25"/>
      <text:p text:style-name="P2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26T08:46:11.054000000</meta:creation-date>
    <meta:generator>LibreOffice/7.3.4.2$Windows_X86_64 LibreOffice_project/728fec16bd5f605073805c3c9e7c4212a0120dc5</meta:generator>
    <dc:date>2023-05-18T12:32:19.843000000</dc:date>
    <meta:editing-duration>PT1H19M4S</meta:editing-duration>
    <meta:editing-cycles>29</meta:editing-cycles>
    <meta:document-statistic meta:table-count="1" meta:image-count="0" meta:object-count="0" meta:page-count="3" meta:paragraph-count="59" meta:word-count="815" meta:character-count="4796" meta:non-whitespace-character-count="4027"/>
  </office:meta>
</office:document-meta>
</file>